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PI</text:span></text:p>
          <text:p text:style-name="P1"><text:span text:style-name="T1">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.6cm" svg:height="0.602cm" svg:x="11.3cm" svg:y="3.398cm">
          <draw:text-box>
            <text:p><text:span text:style-name="T2">spi_slave_callback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11-11T08:52:58.597351023</dc:date>
    <dc:creator>David Lacey</dc:creator>
    <meta:editing-duration>PT1H33M21S</meta:editing-duration>
    <meta:editing-cycles>6</meta:editing-cycles>
    <meta:generator>LibreOffice/4.2.6.3$Linux_X86_64 LibreOffice_project/420m0$Build-3</meta:generator>
    <meta:document-statistic meta:object-count="4"/>
  </office:meta>
</office:document-meta>
</file>